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020000000204B249CA79A42C6D7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35cm" fo:min-width="0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275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93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 fo:font-size="10pt" style:font-size-asian="10pt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ba2121" fo:font-size="10pt" style:font-size-asian="10pt" style:font-size-complex="10pt"/>
    </style:style>
    <style:style style:name="T9" style:family="text">
      <style:text-properties fo:color="#666666" fo:font-size="10pt" style:font-size-asian="10pt" style:font-size-complex="10pt"/>
    </style:style>
    <style:style style:name="T10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8000" fo:font-size="11pt" style:font-size-asian="11pt" style:font-size-complex="11pt"/>
    </style:style>
    <style:style style:name="T14" style:family="text">
      <style:text-properties fo:color="#000000" fo:font-size="11pt" style:font-size-asian="11pt" style:font-size-complex="11pt"/>
    </style:style>
    <style:style style:name="T15" style:family="text">
      <style:text-properties fo:color="#ba2121" fo:font-size="11pt" style:font-size-asian="11pt" style:font-size-complex="11pt"/>
    </style:style>
    <style:style style:name="T1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666666" fo:font-size="11pt" style:font-size-asian="11pt" style:font-size-complex="11pt"/>
    </style:style>
    <style:style style:name="T18" style:family="text">
      <style:text-properties fo:color="#008000" fo:font-size="12pt" style:font-size-asian="12pt" style:font-size-complex="12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ba2121" fo:font-size="12pt" style:font-size-asian="12pt" style:font-size-complex="12pt"/>
    </style:style>
    <style:style style:name="T21" style:family="text">
      <style:text-properties fo:color="#666666" fo:font-size="12pt" style:font-size-asian="12pt" style:font-size-complex="12pt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408080" fo:font-size="12pt" style:font-size-asian="12pt" style:font-size-complex="12pt"/>
    </style:style>
    <style:style style:name="T25" style:family="text">
      <style:text-properties fo:color="#000000" fo:font-size="14pt" style:font-size-asian="14pt" style:font-size-complex="14pt"/>
    </style:style>
    <style:style style:name="T2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1.4cm" svg:height="3.939cm" svg:x="10.6cm" svg:y="10cm" presentation:class="subtitle" presentation:user-transformed="true">
          <draw:text-box>
            <text:p text:style-name="P1"><text:span text:style-name="T3">Projeto CRUD com Firebase</text:span></text:p>
            <text:p text:style-name="P1"><text:span text:style-name="T4"/></text:p>
            <text:p text:style-name="P1"><text:span text:style-name="T4">Aula 06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CRUD - Parte 2</text:span></text:p>
                <text:list>
                  <text:list-item>
                    <text:p><text:span text:style-name="T5">Construção de uma nova aplicação</text:span></text:p>
                  </text:list-item>
                  <text:list-item>
                    <text:p><text:span text:style-name="T5">Reuso de componentes da aplicação passada</text:span></text:p>
                  </text:list-item>
                  <text:list-item>
                    <text:p><text:span text:style-name="T5">Data Storage com o Fi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Criando um novo projeto</text:span></text:p>
                <text:list>
                  <text:list-item>
                    <text:p><text:span text:style-name="T5">Crie um novo projeto no react-native:</text:span></text:p>
                    <text:list>
                      <text:list-item>
                        <text:p><text:span text:style-name="T5">react-native iniy </text:span><text:span text:style-name="T1">aula_crud</text:span></text:p>
                      </text:list-item>
                      <text:list-item>
                        <text:p><text:span text:style-name="T5">npm install react-navigation –save</text:span></text:p>
                      </text:list-item>
                      <text:list-item>
                        <text:p><text:span text:style-name="T5">npm install react-navigation-stack –save</text:span></text:p>
                      </text:list-item>
                      <text:list-item>
                        <text:p><text:span text:style-name="T5">npm install react-native-gesture-handler --save</text:span></text:p>
                      </text:list-item>
                      <text:list-item>
                        <text:p><text:span text:style-name="T5">npm install firebase</text:span></text:p>
                      </text:list-item>
                    </text:list>
                  </text:list-item>
                  <text:list-item>
                    <text:p><text:span text:style-name="T5">Copie e cole a pasta “commons” do projeto </text:span><text:span text:style-name="T5">passado.</text:span></text:p>
                  </text:list-item>
                  <text:list-item>
                    <text:p><text:span text:style-name="T5">Coloque App.js dentro de src e modifique o arquivo </text:span><text:span text:style-name="T5">index.j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ponent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src/components:</text:p>
                <text:list>
                  <text:list-item>
                    <text:p>LivroAddScreen.js</text:p>
                  </text:list-item>
                  <text:list-item>
                    <text:p>LivroListarScreen.js</text:p>
                  </text:list-item>
                  <text:list-item>
                    <text:p>LivroMenuScreen.js</text:p>
                  </text:list-item>
                  <text:list-item>
                    <text:p>Routes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20.182cm" svg:height="13.647cm" svg:x="1.044cm" svg:y="1.136cm">
          <draw:text-box>
            <text:p><text:span text:style-name="T6">import</text:span><text:span text:style-name="T7"> { createAppContainer } from </text:span><text:span text:style-name="T8">'react-navigation'</text:span><text:span text:style-name="T7">;</text:span></text:p>
            <text:p><text:span text:style-name="T6">import</text:span><text:span text:style-name="T7"> { createStackNavigator } from </text:span><text:span text:style-name="T8">'react-navigation-stack'</text:span><text:span text:style-name="T7">;</text:span></text:p>
            <text:p><text:span text:style-name="T7"/></text:p>
            <text:p><text:span text:style-name="T6">import</text:span><text:span text:style-name="T7"> LivroMenuScreen from </text:span><text:span text:style-name="T8">'./LivroMenuScreen'</text:span><text:span text:style-name="T7">;</text:span></text:p>
            <text:p><text:span text:style-name="T6">import</text:span><text:span text:style-name="T7"> LivroAddScreen from </text:span><text:span text:style-name="T8">'./LivroAddScreen'</text:span><text:span text:style-name="T7">;</text:span></text:p>
            <text:p><text:span text:style-name="T6">import</text:span><text:span text:style-name="T7"> LivroListarScreen from </text:span><text:span text:style-name="T8">'./LivroListarScreen'</text:span><text:span text:style-name="T7">;</text:span></text:p>
            <text:p><text:span text:style-name="T7"/></text:p>
            <text:p><text:span text:style-name="T6">const</text:span><text:span text:style-name="T7"> MainStack </text:span><text:span text:style-name="T9">=</text:span><text:span text:style-name="T7"> createStackNavigator(</text:span></text:p>
            <text:p><text:span text:style-name="T7"><text:s text:c="4"/></text:span><text:span text:style-name="T7">{</text:span></text:p>
            <text:p><text:span text:style-name="T7"><text:s text:c="8"/></text:span><text:span text:style-name="T7">LivroMenuScreen,</text:span></text:p>
            <text:p><text:span text:style-name="T7"><text:s text:c="8"/></text:span><text:span text:style-name="T7">LivroAddScreen,</text:span></text:p>
            <text:p><text:span text:style-name="T7"><text:s text:c="8"/></text:span><text:span text:style-name="T7">LivroListarScreen</text:span></text:p>
            <text:p><text:span text:style-name="T7"><text:s text:c="4"/></text:span><text:span text:style-name="T7">},</text:span></text:p>
            <text:p><text:span text:style-name="T7"><text:s text:c="4"/></text:span><text:span text:style-name="T7">{</text:span></text:p>
            <text:p><text:span text:style-name="T7"><text:s text:c="8"/></text:span><text:span text:style-name="T7">initialRouteName</text:span><text:span text:style-name="T9">:</text:span><text:span text:style-name="T7"> </text:span><text:span text:style-name="T8">'LivroMenuScreen'</text:span><text:span text:style-name="T7">,</text:span></text:p>
            <text:p><text:span text:style-name="T7"><text:s text:c="8"/></text:span><text:span text:style-name="T7">defaultNavigationOptions</text:span><text:span text:style-name="T9">:</text:span><text:span text:style-name="T7"> {</text:span></text:p>
            <text:p><text:span text:style-name="T7"><text:s text:c="12"/></text:span><text:span text:style-name="T7">headerStyle</text:span><text:span text:style-name="T9">:</text:span><text:span text:style-name="T7"> {</text:span></text:p>
            <text:p><text:span text:style-name="T7"><text:s text:c="16"/></text:span><text:span text:style-name="T7">backgroundColor</text:span><text:span text:style-name="T9">:</text:span><text:span text:style-name="T7"> </text:span><text:span text:style-name="T8">'#2c2c2c'</text:span><text:span text:style-name="T7">,</text:span></text:p>
            <text:p><text:span text:style-name="T7"><text:s text:c="12"/></text:span><text:span text:style-name="T7">},</text:span></text:p>
            <text:p><text:span text:style-name="T7"><text:s text:c="12"/></text:span><text:span text:style-name="T7">headerTintColor</text:span><text:span text:style-name="T9">:</text:span><text:span text:style-name="T7"> </text:span><text:span text:style-name="T8">'#fff'</text:span><text:span text:style-name="T7">,</text:span></text:p>
            <text:p><text:span text:style-name="T7"><text:s text:c="12"/></text:span><text:span text:style-name="T7">headerTitleStyle</text:span><text:span text:style-name="T9">:</text:span><text:span text:style-name="T7"> {</text:span></text:p>
            <text:p><text:span text:style-name="T7"><text:s text:c="16"/></text:span><text:span text:style-name="T7">fontWeight</text:span><text:span text:style-name="T9">:</text:span><text:span text:style-name="T7"> </text:span><text:span text:style-name="T8">'bold'</text:span><text:span text:style-name="T7">,</text:span></text:p>
            <text:p><text:span text:style-name="T7"><text:s text:c="12"/></text:span><text:span text:style-name="T7">}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)</text:span></text:p>
            <text:p><text:span text:style-name="T7"/></text:p>
            <text:p><text:span text:style-name="T6">const</text:span><text:span text:style-name="T7"> Routes </text:span><text:span text:style-name="T9">=</text:span><text:span text:style-name="T7"> createAppContainer(MainStack)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10">Routes</text:span><text:span text:style-name="T7">;</text:span></text:p>
          </draw:text-box>
        </draw:frame>
        <draw:frame draw:style-name="gr3" draw:text-style-name="P6" draw:layer="layout" svg:width="11.945cm" svg:height="3.569cm" svg:x="10.639cm" svg:y="5.517cm">
          <draw:text-box>
            <text:p><text:span text:style-name="T11">Routes.js</text:span></text:p>
            <text:p><text:span text:style-name="T12"/></text:p>
            <text:p><text:span text:style-name="T12">Inicialmente, criando o arquivo de rotas, </text:span></text:p>
            <text:p><text:span text:style-name="T12">para poder navegar entre as páginas da </text:span></text:p>
            <text:p><text:span text:style-name="T12">nossa aplica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4" draw:text-style-name="P7" draw:layer="layout" svg:width="19.787cm" svg:height="13.117cm" svg:x="0.816cm" svg:y="1.379cm">
          <draw:text-box>
            <text:p><text:span text:style-name="T13">import</text:span><text:span text:style-name="T14"> React, { Component } from </text:span><text:span text:style-name="T15">'react'</text:span><text:span text:style-name="T14">;</text:span></text:p>
            <text:p><text:span text:style-name="T13">import</text:span><text:span text:style-name="T14"> { Text } from </text:span><text:span text:style-name="T15">'react-native'</text:span><text:span text:style-name="T14">;</text:span></text:p>
            <text:p><text:span text:style-name="T14"/></text:p>
            <text:p><text:span text:style-name="T13">import</text:span><text:span text:style-name="T14"> { Cartao, CartaoItem, MeuBotao, Header } from </text:span><text:span text:style-name="T15">'./commons'</text:span></text:p>
            <text:p><text:span text:style-name="T14"/></text:p>
            <text:p><text:span text:style-name="T13">export</text:span><text:span text:style-name="T14"> </text:span><text:span text:style-name="T13">default</text:span><text:span text:style-name="T14"> </text:span><text:span text:style-name="T13">class</text:span><text:span text:style-name="T14"> </text:span><text:span text:style-name="T16">LivroMenuScreen</text:span><text:span text:style-name="T14"> </text:span><text:span text:style-name="T13">extends</text:span><text:span text:style-name="T14"> Component {</text:span></text:p>
            <text:p><text:span text:style-name="T14"/></text:p>
            <text:p><text:span text:style-name="T14"><text:s text:c="4"/></text:span><text:span text:style-name="T13">static</text:span><text:span text:style-name="T14"> navigationOptions </text:span><text:span text:style-name="T17">=</text:span><text:span text:style-name="T14"> {</text:span></text:p>
            <text:p><text:span text:style-name="T14"><text:s text:c="8"/></text:span><text:span text:style-name="T14">title</text:span><text:span text:style-name="T17">:</text:span><text:span text:style-name="T14"> </text:span><text:span text:style-name="T15">"Menu"</text:span></text:p>
            <text:p><text:span text:style-name="T14"><text:s text:c="4"/></text:span><text:span text:style-name="T14">};</text:span></text:p>
            <text:p><text:span text:style-name="T14"/></text:p>
            <text:p><text:span text:style-name="T14"><text:s text:c="4"/></text:span><text:span text:style-name="T14">render() {</text:span></text:p>
            <text:p><text:span text:style-name="T14"><text:s text:c="8"/></text:span><text:span text:style-name="T13">return</text:span><text:span text:style-name="T14"> (</text:span></text:p>
            <text:p><text:span text:style-name="T14"><text:s text:c="12"/></text:span><text:span text:style-name="T17">&lt;</text:span><text:span text:style-name="T14">Cartao</text:span><text:span text:style-name="T17">&gt;</text:span></text:p>
            <text:p><text:span text:style-name="T14"><text:s text:c="16"/></text:span><text:span text:style-name="T17">&lt;</text:span><text:span text:style-name="T14">Header titulo</text:span><text:span text:style-name="T17">=</text:span><text:span text:style-name="T15">"Sistema de Livros"</text:span><text:span text:style-name="T14"> </text:span><text:span text:style-name="T17">/&gt;</text:span></text:p>
            <text:p><text:span text:style-name="T14"><text:s text:c="16"/></text:span><text:span text:style-name="T17">&lt;</text:span><text:span text:style-name="T14">CartaoItem</text:span><text:span text:style-name="T17">&gt;</text:span></text:p>
            <text:p><text:span text:style-name="T14"><text:s text:c="20"/></text:span><text:span text:style-name="T17">&lt;</text:span><text:span text:style-name="T14">MeuBotao onPress</text:span><text:span text:style-name="T17">=</text:span><text:span text:style-name="T14">{() =&gt; </text:span><text:span text:style-name="T13">this</text:span><text:span text:style-name="T14">.props.navigation.navigate(</text:span><text:span text:style-name="T15">'LivroListarScreen'</text:span><text:span text:style-name="T14">)}</text:span><text:span text:style-name="T17">&gt;</text:span></text:p>
            <text:p><text:span text:style-name="T14"><text:s text:c="24"/></text:span><text:span text:style-name="T14">Listar Livros</text:span></text:p>
            <text:p><text:span text:style-name="T14"><text:s text:c="20"/></text:span><text:span text:style-name="T17">&lt;</text:span><text:span text:style-name="T14">/MeuBotao&gt;</text:span></text:p>
            <text:p><text:span text:style-name="T14"><text:s text:c="16"/></text:span><text:span text:style-name="T17">&lt;</text:span><text:span text:style-name="T14">/CartaoItem&gt;</text:span></text:p>
            <text:p><text:span text:style-name="T14"><text:s text:c="16"/></text:span><text:span text:style-name="T17">&lt;</text:span><text:span text:style-name="T14">CartaoItem</text:span><text:span text:style-name="T17">&gt;</text:span></text:p>
            <text:p><text:span text:style-name="T14"><text:s text:c="20"/></text:span><text:span text:style-name="T17">&lt;</text:span><text:span text:style-name="T14">MeuBotao onPress</text:span><text:span text:style-name="T17">=</text:span><text:span text:style-name="T14">{() =&gt; </text:span><text:span text:style-name="T13">this</text:span><text:span text:style-name="T14">.props.navigation.navigate(</text:span><text:span text:style-name="T15">'LivroAddScreen'</text:span><text:span text:style-name="T14">)}</text:span><text:span text:style-name="T17">&gt;</text:span></text:p>
            <text:p><text:span text:style-name="T14"><text:s text:c="24"/></text:span><text:span text:style-name="T14">Adicionar Livro</text:span></text:p>
            <text:p><text:span text:style-name="T14"><text:s text:c="20"/></text:span><text:span text:style-name="T17">&lt;</text:span><text:span text:style-name="T14">/MeuBotao&gt;</text:span></text:p>
            <text:p><text:span text:style-name="T14"><text:s text:c="16"/></text:span><text:span text:style-name="T17">&lt;</text:span><text:span text:style-name="T14">/CartaoItem&gt;</text:span></text:p>
            <text:p><text:span text:style-name="T14"><text:s text:c="12"/></text:span><text:span text:style-name="T17">&lt;</text:span><text:span text:style-name="T14">/Cartao&gt;</text:span></text:p>
            <text:p><text:span text:style-name="T14"><text:s text:c="8"/></text:span><text:span text:style-name="T14">)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3" draw:text-style-name="P6" draw:layer="layout" svg:width="12.516cm" svg:height="3.527cm" svg:x="14.13cm" svg:y="2.899cm">
          <draw:text-box>
            <text:p><text:span text:style-name="T16">LivroMenuScreen.js</text:span></text:p>
            <text:p><text:span text:style-name="T12"/></text:p>
            <text:p><text:span text:style-name="T12">A tela de menu terá apenas dois botões, já</text:span></text:p>
            <text:p><text:span text:style-name="T12">fazendo uso dos nossos componentes </text:span></text:p>
            <text:p><text:span text:style-name="T12">reusávei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5" draw:text-style-name="P8" draw:layer="layout" svg:width="22.377cm" svg:height="10.679cm" svg:x="1.097cm" svg:y="1.239cm">
          <draw:text-box>
            <text:p><text:span text:style-name="T18">import</text:span><text:span text:style-name="T19"> React, { Component } from </text:span><text:span text:style-name="T20">'react'</text:span><text:span text:style-name="T19">;</text:span></text:p>
            <text:p><text:span text:style-name="T18">import</text:span><text:span text:style-name="T19"> { View, Text, FlatList, Alert } from </text:span><text:span text:style-name="T20">'react-native'</text:span><text:span text:style-name="T19">;</text:span></text:p>
            <text:p><text:span text:style-name="T19"/></text:p>
            <text:p><text:span text:style-name="T18">import</text:span><text:span text:style-name="T19"> { MeuSpinner, Cartao, CartaoItem, MeuLabelText, Header, MeuBotao } from </text:span><text:span text:style-name="T20">'./commons'</text:span></text:p>
            <text:p><text:span text:style-name="T19"/></text:p>
            <text:p><text:span text:style-name="T18">import</text:span><text:span text:style-name="T19"> </text:span><text:span text:style-name="T21">*</text:span><text:span text:style-name="T19"> as firebase from </text:span><text:span text:style-name="T20">'firebase'</text:span><text:span text:style-name="T19">;</text:span></text:p>
            <text:p><text:span text:style-name="T18">import</text:span><text:span text:style-name="T19"> </text:span><text:span text:style-name="T20">'firebase/firestore'</text:span><text:span text:style-name="T19">;</text:span></text:p>
            <text:p><text:span text:style-name="T19"/></text:p>
            <text:p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LivroListarScreen </text:span><text:span text:style-name="T18">extends</text:span><text:span text:style-name="T19"> Component {</text:span></text:p>
            <text:p><text:span text:style-name="T19"/></text:p>
            <text:p><text:span text:style-name="T19"><text:s text:c="4"/></text:span><text:span text:style-name="T18">static</text:span><text:span text:style-name="T19"> navigationOptions </text:span><text:span text:style-name="T21">=</text:span><text:span text:style-name="T19"> {</text:span></text:p>
            <text:p><text:span text:style-name="T19"><text:s text:c="8"/></text:span><text:span text:style-name="T19">title</text:span><text:span text:style-name="T21">:</text:span><text:span text:style-name="T19"> </text:span><text:span text:style-name="T20">"Listar Livros"</text:span></text:p>
            <text:p><text:span text:style-name="T19"><text:s text:c="4"/></text:span><text:span text:style-name="T19">};</text:span></text:p>
            <text:p><text:span text:style-name="T19"/></text:p>
            <text:p><text:span text:style-name="T19"><text:s text:c="4"/></text:span><text:span text:style-name="T19">constructor(props) {</text:span></text:p>
            <text:p><text:span text:style-name="T19"><text:s text:c="8"/></text:span><text:span text:style-name="T18">super</text:span><text:span text:style-name="T19">(props);</text:span></text:p>
            <text:p><text:span text:style-name="T22"><text:s text:c="8"/></text:span><text:span text:style-name="T18">this</text:span><text:span text:style-name="T19">.unscribe =null;</text:span></text:p>
            <text:p><text:span text:style-name="T22"><text:s text:c="8"/></text:span><text:span text:style-name="T18">this</text:span><text:span text:style-name="T19">.ref = firebase.firestore().collection('livros');</text:span></text:p>
            <text:p><text:span text:style-name="T19"><text:s text:c="8"/></text:span><text:span text:style-name="T18">this</text:span><text:span text:style-name="T19">.state </text:span><text:span text:style-name="T21">=</text:span><text:span text:style-name="T19"> { loading</text:span><text:span text:style-name="T21">:</text:span><text:span text:style-name="T19"> </text:span><text:span text:style-name="T18">true</text:span><text:span text:style-name="T19">, livros</text:span><text:span text:style-name="T21">:</text:span><text:span text:style-name="T19"> [] };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/text:p>
          </draw:text-box>
        </draw:frame>
        <draw:frame draw:style-name="gr3" draw:text-style-name="P6" draw:layer="layout" svg:width="14.379cm" svg:height="7.124cm" svg:x="13.482cm" svg:y="5.377cm">
          <draw:text-box>
            <text:p><text:span text:style-name="T11">LivroListarScreen</text:span><text:span text:style-name="T16">.js</text:span></text:p>
            <text:p><text:span text:style-name="T12"/></text:p>
            <text:p><text:span text:style-name="T12">Inicialize o “state” com as variáveis</text:span></text:p>
            <text:p><text:span text:style-name="T23">loading</text:span><text:span text:style-name="T12"> (algo está carregando) e </text:span><text:span text:style-name="T23">livros</text:span><text:span text:style-name="T12">,</text:span></text:p>
            <text:p><text:span text:style-name="T12">onde ficarão os livros carregados.</text:span></text:p>
            <text:p><text:span text:style-name="T12"/></text:p>
            <text:p><text:span text:style-name="T12">No que também é criado uma </text:span><text:span text:style-name="T23">ref</text:span><text:span text:style-name="T12"> para a conexão</text:span></text:p>
            <text:p><text:span text:style-name="T12">com a coleção “livros”.</text:span></text:p>
            <text:p><text:span text:style-name="T12"/></text:p>
            <text:p><text:span text:style-name="T12">A variável </text:span><text:span text:style-name="T23">unscribe</text:span><text:span text:style-name="T12"> é explicada mais a fren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6" draw:text-style-name="P10" draw:layer="layout" svg:width="24.685cm" svg:height="12.101cm" svg:x="0.985cm" svg:y="1.379cm">
          <draw:text-box>
            <text:p text:style-name="P9"><text:span text:style-name="T19">componentDidMount() {</text:span></text:p>
            <text:p text:style-name="P9"><text:span text:style-name="T19"><text:s text:c="8"/></text:span><text:span text:style-name="T19">this.unscribe = </text:span><text:span text:style-name="T18">this</text:span><text:span text:style-name="T19">.ref.onSnapshot(</text:span><text:span text:style-name="T18">this</text:span><text:span text:style-name="T19">.alimentarLivros.bind(</text:span><text:span text:style-name="T18">this</text:span><text:span text:style-name="T19">));</text:span><text:span text:style-name="T24">//onSnapshot</text:span></text:p>
            <text:p text:style-name="P9"><text:span text:style-name="T19">}</text:span></text:p>
            <text:p text:style-name="P9"><text:span text:style-name="T19"/></text:p>
            <text:p text:style-name="P9"><text:span text:style-name="T19">alimentarLivros(query) {</text:span></text:p>
            <text:p text:style-name="P9"><text:span text:style-name="T19"><text:s text:c="8"/></text:span><text:span text:style-name="T18">let</text:span><text:span text:style-name="T19"> livros </text:span><text:span text:style-name="T21">=</text:span><text:span text:style-name="T19"> [];</text:span></text:p>
            <text:p text:style-name="P9"><text:span text:style-name="T19"><text:s text:c="8"/></text:span><text:span text:style-name="T19">query.forEach((doc) =&gt; {</text:span></text:p>
            <text:p text:style-name="P9"><text:span text:style-name="T19"><text:s text:c="12"/></text:span><text:span text:style-name="T18">const</text:span><text:span text:style-name="T19"> { titulo, preco, autor, imagem } </text:span><text:span text:style-name="T21">=</text:span><text:span text:style-name="T19"> doc.data();</text:span></text:p>
            <text:p text:style-name="P9"><text:span text:style-name="T19"><text:s text:c="12"/></text:span><text:span text:style-name="T19">livros.push({</text:span></text:p>
            <text:p text:style-name="P9"><text:span text:style-name="T19"><text:s text:c="16"/></text:span><text:span text:style-name="T19">key</text:span><text:span text:style-name="T21">:</text:span><text:span text:style-name="T19"> doc.id,</text:span></text:p>
            <text:p text:style-name="P9"><text:span text:style-name="T19"><text:s text:c="16"/></text:span><text:span text:style-name="T19">titulo,</text:span></text:p>
            <text:p text:style-name="P9"><text:span text:style-name="T19"><text:s text:c="16"/></text:span><text:span text:style-name="T19">autor,</text:span></text:p>
            <text:p text:style-name="P9"><text:span text:style-name="T19"><text:s text:c="16"/></text:span><text:span text:style-name="T19">preco,</text:span></text:p>
            <text:p text:style-name="P9"><text:span text:style-name="T19"><text:s text:c="16"/></text:span><text:span text:style-name="T19">imagem</text:span></text:p>
            <text:p text:style-name="P9"><text:span text:style-name="T19"><text:s text:c="12"/></text:span><text:span text:style-name="T19">});</text:span></text:p>
            <text:p text:style-name="P9"><text:span text:style-name="T19"><text:s text:c="8"/></text:span><text:span text:style-name="T19">});</text:span><text:span text:style-name="T24">//forEach </text:span></text:p>
            <text:p text:style-name="P9"><text:span text:style-name="T19"><text:s text:c="8"/></text:span><text:span text:style-name="T18">this</text:span><text:span text:style-name="T19">.setState({ loading</text:span><text:span text:style-name="T21">:</text:span><text:span text:style-name="T19"> </text:span><text:span text:style-name="T18">false</text:span><text:span text:style-name="T19">, livros })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</draw:text-box>
        </draw:frame>
        <draw:frame draw:style-name="gr3" draw:text-style-name="P6" draw:layer="layout" svg:width="16.428cm" svg:height="6.431cm" svg:x="11.429cm" svg:y="6.362cm">
          <draw:text-box>
            <text:p><text:span text:style-name="T11">LivroListarScreen</text:span><text:span text:style-name="T16">.js</text:span></text:p>
            <text:p><text:span text:style-name="T12"/></text:p>
            <text:p><text:span text:style-name="T25">Em componentDidMount, criamos um “</text:span><text:span text:style-name="T26">snapshot</text:span><text:span text:style-name="T25">” da nossa conexão</text:span></text:p>
            <text:p><text:span text:style-name="T25">com ‘</text:span><text:span text:style-name="T26">livros</text:span><text:span text:style-name="T25">’, feita no construtor. Note que usamos o </text:span><text:span text:style-name="T26">this.ref</text:span><text:span text:style-name="T25">. </text:span></text:p>
            <text:p><text:span text:style-name="T25">Resumidamente, um </text:span><text:span text:style-name="T26">snapshot</text:span><text:span text:style-name="T25"> “escuta” mudanças na base firebase</text:span></text:p>
            <text:p><text:span text:style-name="T25">e avisa ao cliente (app móvel). Isso é feito atráves da função</text:span></text:p>
            <text:p><text:span text:style-name="T25">onSnapshot.</text:span></text:p>
            <text:p><text:span text:style-name="T25"/></text:p>
            <text:p><text:span text:style-name="T25">Já na função onSnapshot, passamos como parâmetro outra função,</text:span></text:p>
            <text:p><text:span text:style-name="T25">que irá alimentar a variável livros local, através de um objeto do firebase</text:span></text:p>
            <text:p><text:span text:style-name="T25">chamado “query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7" draw:text-style-name="P10" draw:layer="layout" svg:width="25.895cm" svg:height="12.101cm" svg:x="0.732cm" svg:y="1.351cm">
          <draw:text-box>
            <text:p text:style-name="P9"><text:span text:style-name="T19"/></text:p>
            <text:p text:style-name="P9"><text:span text:style-name="T19"><text:s text:c="4"/></text:span><text:span text:style-name="T19">renderAlert(key) {</text:span></text:p>
            <text:p text:style-name="P9"><text:span text:style-name="T19"><text:s text:c="8"/></text:span><text:span text:style-name="T19">Alert.alert(</text:span></text:p>
            <text:p text:style-name="P9"><text:span text:style-name="T19"><text:s text:c="12"/></text:span><text:span text:style-name="T20">'Excluir livro'</text:span><text:span text:style-name="T19">,</text:span></text:p>
            <text:p text:style-name="P9"><text:span text:style-name="T19"><text:s text:c="12"/></text:span><text:span text:style-name="T20">'Tem certeza?'</text:span><text:span text:style-name="T19">,</text:span></text:p>
            <text:p text:style-name="P9"><text:span text:style-name="T19"><text:s text:c="12"/></text:span><text:span text:style-name="T19">[</text:span></text:p>
            <text:p text:style-name="P9"><text:span text:style-name="T19"><text:s text:c="16"/></text:span><text:span text:style-name="T19">{ text</text:span><text:span text:style-name="T21">:</text:span><text:span text:style-name="T19"> </text:span><text:span text:style-name="T20">'Sim'</text:span><text:span text:style-name="T19">, onPress</text:span><text:span text:style-name="T21">:</text:span><text:span text:style-name="T19"> () =&gt; </text:span><text:span text:style-name="T18">this</text:span><text:span text:style-name="T19">.excluirLivro(key) },</text:span></text:p>
            <text:p text:style-name="P9"><text:span text:style-name="T19"><text:s text:c="16"/></text:span><text:span text:style-name="T19">{ text</text:span><text:span text:style-name="T21">:</text:span><text:span text:style-name="T19"> </text:span><text:span text:style-name="T20">'Cancelar'</text:span><text:span text:style-name="T19">, onPress</text:span><text:span text:style-name="T21">:</text:span><text:span text:style-name="T19"> () =&gt; console.log(</text:span><text:span text:style-name="T20">'Cancelar Pressed'</text:span><text:span text:style-name="T19">) },</text:span></text:p>
            <text:p text:style-name="P9"><text:span text:style-name="T19"><text:s text:c="12"/></text:span><text:span text:style-name="T19">],</text:span></text:p>
            <text:p text:style-name="P9"><text:span text:style-name="T19"><text:s text:c="12"/></text:span><text:span text:style-name="T19">{ cancelable</text:span><text:span text:style-name="T21">:</text:span><text:span text:style-name="T19"> </text:span><text:span text:style-name="T18">false</text:span><text:span text:style-name="T19"> },</text:span></text:p>
            <text:p text:style-name="P9"><text:span text:style-name="T19"><text:s text:c="8"/></text:span><text:span text:style-name="T19">)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3"/></text:span><text:span text:style-name="T19">excluirLivro(key){</text:span></text:p>
            <text:p text:style-name="P9"><text:span text:style-name="T19"><text:s text:c="8"/></text:span><text:span text:style-name="T18">this</text:span><text:span text:style-name="T19">.setState({loading</text:span><text:span text:style-name="T21">:</text:span><text:span text:style-name="T18">true</text:span><text:span text:style-name="T19">});</text:span></text:p>
            <text:p text:style-name="P9"><text:span text:style-name="T19"><text:s text:c="8"/></text:span><text:span text:style-name="T19">firebase.firestore().collection(</text:span><text:span text:style-name="T20">'livros'</text:span><text:span text:style-name="T19">).doc(key).</text:span><text:span text:style-name="T18">delete</text:span><text:span text:style-name="T19">()</text:span></text:p>
            <text:p text:style-name="P9"><text:span text:style-name="T19"><text:s text:c="8"/></text:span><text:span text:style-name="T19">.then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1">:</text:span><text:span text:style-name="T18">false</text:span><text:span text:style-name="T19">});</text:span></text:p>
            <text:p text:style-name="P9"><text:span text:style-name="T19"><text:s text:c="8"/></text:span><text:span text:style-name="T19">})</text:span></text:p>
            <text:p text:style-name="P9"><text:span text:style-name="T19"><text:s text:c="8"/></text:span><text:span text:style-name="T19">.</text:span><text:span text:style-name="T18">catch</text:span><text:span text:style-name="T19">(()=&gt;{</text:span></text:p>
            <text:p text:style-name="P9"><text:span text:style-name="T19"><text:s text:c="12"/></text:span><text:span text:style-name="T18">this</text:span><text:span text:style-name="T19">.setState({loading</text:span><text:span text:style-name="T21">:</text:span><text:span text:style-name="T18">false</text:span><text:span text:style-name="T19">});</text:span></text:p>
            <text:p text:style-name="P9"><text:span text:style-name="T19"><text:s text:c="8"/></text:span><text:span text:style-name="T19">})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4"/></text:span></text:p>
          </draw:text-box>
        </draw:frame>
        <draw:frame draw:style-name="gr8" draw:text-style-name="P6" draw:layer="layout" svg:width="11.229cm" svg:height="5.597cm" svg:x="14.498cm" svg:y="6.758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27">Em renderAlert, mostramos um alert para ter certeza sobre a operação de excluir.</text:span></text:p>
            <text:p><text:span text:style-name="T27"/></text:p>
            <text:p><text:span text:style-name="T27">A função excluirLivro acessa o firebase chamando o método “delete”. Como é uma promessa, trabalhamos com o then, em caso de sucesso e o catch, em caso de erro.</text:span></text:p>
            <text:p><text:span text:style-name="T25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7" draw:text-style-name="P10" draw:layer="layout" svg:width="24.432cm" svg:height="9.257cm" svg:x="1.351cm" svg:y="1.154cm">
          <draw:text-box>
            <text:p text:style-name="P9"><text:span text:style-name="T19">renderConteudo() {</text:span></text:p>
            <text:p text:style-name="P9"><text:span text:style-name="T19"><text:s text:c="8"/></text:span><text:span text:style-name="T18">if</text:span><text:span text:style-name="T19"> (</text:span><text:span text:style-name="T18">this</text:span><text:span text:style-name="T19">.state.loading) {</text:span></text:p>
            <text:p text:style-name="P9"><text:span text:style-name="T19"><text:s text:c="12"/></text:span><text:span text:style-name="T18">return</text:span><text:span text:style-name="T19"> </text:span><text:span text:style-name="T21">&lt;</text:span><text:span text:style-name="T19">Cartao</text:span><text:span text:style-name="T21">&gt;&lt;</text:span><text:span text:style-name="T19">CartaoItem</text:span><text:span text:style-name="T21">&gt;&lt;</text:span><text:span text:style-name="T19">MeuSpinner </text:span><text:span text:style-name="T21">/&gt;&lt;</text:span><text:span text:style-name="T19">/CartaoItem&gt;&lt;/Cartao&gt;</text:span></text:p>
            <text:p text:style-name="P9"><text:span text:style-name="T19"><text:s text:c="8"/></text:span><text:span text:style-name="T19">}</text:span></text:p>
            <text:p text:style-name="P9"><text:span text:style-name="T19"><text:s text:c="8"/></text:span><text:span text:style-name="T18">return</text:span><text:span text:style-name="T19"> </text:span><text:span text:style-name="T21">&lt;</text:span><text:span text:style-name="T19">FlatList</text:span></text:p>
            <text:p text:style-name="P9"><text:span text:style-name="T19"><text:s text:c="12"/></text:span><text:span text:style-name="T19">data</text:span><text:span text:style-name="T21">=</text:span><text:span text:style-name="T19">{</text:span><text:span text:style-name="T18">this</text:span><text:span text:style-name="T19">.state.livros}</text:span></text:p>
            <text:p text:style-name="P9"><text:span text:style-name="T19"><text:s text:c="12"/></text:span><text:span text:style-name="T19">renderItem</text:span><text:span text:style-name="T21">=</text:span><text:span text:style-name="T19">{({ item }) =&gt;</text:span></text:p>
            <text:p text:style-name="P9"><text:span text:style-name="T19"><text:s text:c="16"/></text:span><text:span text:style-name="T21">&lt;</text:span><text:span text:style-name="T19">Cartao</text:span><text:span text:style-name="T21">&gt;</text:span></text:p>
            <text:p text:style-name="P9"><text:span text:style-name="T19"><text:s text:c="20"/></text:span></text:p>
            <text:p text:style-name="P9"><text:span text:style-name="T19"><text:s text:c="20"/></text:span><text:span text:style-name="T21">&lt;</text:span><text:span text:style-name="T19">CartaoItem</text:span><text:span text:style-name="T21">&gt;</text:span></text:p>
            <text:p text:style-name="P9"><text:span text:style-name="T19"><text:s text:c="24"/></text:span><text:span text:style-name="T21">&lt;</text:span><text:span text:style-name="T19">MeuLabelText label</text:span><text:span text:style-name="T21">=</text:span><text:span text:style-name="T20">"Título"</text:span><text:span text:style-name="T19"> texto</text:span><text:span text:style-name="T21">=</text:span><text:span text:style-name="T19">{item.titulo} </text:span><text:span text:style-name="T21">/&gt;</text:span></text:p>
            <text:p text:style-name="P9"><text:span text:style-name="T19"><text:s text:c="20"/></text:span><text:span text:style-name="T21">&lt;</text:span><text:span text:style-name="T19">/CartaoItem&gt;</text:span></text:p>
            <text:p text:style-name="P9"><text:span text:style-name="T19"><text:s text:c="20"/></text:span><text:span text:style-name="T21">&lt;</text:span><text:span text:style-name="T19">CartaoItem</text:span><text:span text:style-name="T21">&gt;</text:span></text:p>
            <text:p text:style-name="P9"><text:span text:style-name="T19"><text:s text:c="24"/></text:span><text:span text:style-name="T21">&lt;</text:span><text:span text:style-name="T19">MeuLabelText label</text:span><text:span text:style-name="T21">=</text:span><text:span text:style-name="T20">"Autor"</text:span><text:span text:style-name="T19"> texto</text:span><text:span text:style-name="T21">=</text:span><text:span text:style-name="T19">{item.autor} </text:span><text:span text:style-name="T21">/&gt;</text:span></text:p>
            <text:p text:style-name="P9"><text:span text:style-name="T19"><text:s text:c="20"/></text:span><text:span text:style-name="T21">&lt;</text:span><text:span text:style-name="T19">/CartaoItem&gt;</text:span></text:p>
            <text:p text:style-name="P9"><text:span text:style-name="T19"><text:s text:c="20"/></text:span><text:span text:style-name="T21">&lt;</text:span><text:span text:style-name="T19">CartaoItem</text:span><text:span text:style-name="T21">&gt;</text:span></text:p>
            <text:p text:style-name="P9"><text:span text:style-name="T19"><text:s text:c="24"/></text:span><text:span text:style-name="T21">&lt;</text:span><text:span text:style-name="T19">MeuLabelText label</text:span><text:span text:style-name="T21">=</text:span><text:span text:style-name="T20">"Preço"</text:span><text:span text:style-name="T19"> texto</text:span><text:span text:style-name="T21">=</text:span><text:span text:style-name="T19">{item.preco} </text:span><text:span text:style-name="T21">/&gt;</text:span></text:p>
            <text:p text:style-name="P9"><text:span text:style-name="T19"><text:s text:c="20"/></text:span><text:span text:style-name="T21">&lt;</text:span><text:span text:style-name="T19">/CartaoItem&gt;</text:span></text:p>
            <text:p text:style-name="P9"><text:span text:style-name="T19"/></text:p>
          </draw:text-box>
        </draw:frame>
        <draw:frame draw:style-name="gr8" draw:text-style-name="P6" draw:layer="layout" svg:width="11.229cm" svg:height="4.585cm" svg:x="15.771cm" svg:y="3.803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27">Função renderConteudo decide se irá renderizar a página ou um spinner.</text:span></text:p>
            <text:p><text:span text:style-name="T27"/></text:p>
            <text:p><text:span text:style-name="T26">MeuLabelText</text:span><text:span text:style-name="T27"> é um novo componente nosso criado para essa aplica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9" draw:text-style-name="P11" draw:layer="layout" svg:width="22.321cm" svg:height="13.049cm" svg:x="1.013cm" svg:y="1.351cm">
          <draw:text-box>
            <text:p text:style-name="P9"><text:span text:style-name="T19"><text:s text:c="20"/></text:span><text:span text:style-name="T21">&lt;</text:span><text:span text:style-name="T19">CartaoItem</text:span><text:span text:style-name="T21">&gt;</text:span></text:p>
            <text:p text:style-name="P9"><text:span text:style-name="T19"><text:s text:c="24"/></text:span><text:span text:style-name="T21">&lt;</text:span><text:span text:style-name="T19">MeuBotao</text:span></text:p>
            <text:p text:style-name="P9"><text:span text:style-name="T19"><text:s text:c="28"/></text:span><text:span text:style-name="T19">onPress</text:span><text:span text:style-name="T21">=</text:span><text:span text:style-name="T19">{() =&gt; </text:span><text:span text:style-name="T18">this</text:span><text:span text:style-name="T19">.props.navigation.navigate(</text:span><text:span text:style-name="T20">"LivroEditarScreen"</text:span><text:span text:style-name="T19">, { livro</text:span><text:span text:style-name="T21">:</text:span><text:span text:style-name="T19"> item })}</text:span></text:p>
            <text:p text:style-name="P9"><text:span text:style-name="T19"><text:s text:c="24"/></text:span><text:span text:style-name="T21">&gt;</text:span></text:p>
            <text:p text:style-name="P9"><text:span text:style-name="T19"><text:s text:c="28"/></text:span><text:span text:style-name="T19">Editar</text:span></text:p>
            <text:p text:style-name="P9"><text:span text:style-name="T19"><text:s text:c="28"/></text:span><text:span text:style-name="T21">&lt;</text:span><text:span text:style-name="T19">/MeuBotao&gt;</text:span></text:p>
            <text:p text:style-name="P9"><text:span text:style-name="T19"><text:s text:c="24"/></text:span><text:span text:style-name="T21">&lt;</text:span><text:span text:style-name="T19">MeuBotao</text:span></text:p>
            <text:p text:style-name="P9"><text:span text:style-name="T19"><text:s text:c="28"/></text:span><text:span text:style-name="T19">onPress</text:span><text:span text:style-name="T21">=</text:span><text:span text:style-name="T19">{()=&gt;</text:span><text:span text:style-name="T18">this</text:span><text:span text:style-name="T19">.renderAlert(item.key)}</text:span></text:p>
            <text:p text:style-name="P9"><text:span text:style-name="T19"><text:s text:c="24"/></text:span><text:span text:style-name="T21">&gt;</text:span></text:p>
            <text:p text:style-name="P9"><text:span text:style-name="T19"><text:s text:c="28"/></text:span><text:span text:style-name="T19">Excluir</text:span></text:p>
            <text:p text:style-name="P9"><text:span text:style-name="T19"><text:s text:c="24"/></text:span><text:span text:style-name="T21">&lt;</text:span><text:span text:style-name="T19">/MeuBotao&gt;</text:span></text:p>
            <text:p text:style-name="P9"><text:span text:style-name="T19"><text:s text:c="20"/></text:span><text:span text:style-name="T21">&lt;</text:span><text:span text:style-name="T19">/CartaoItem&gt;</text:span></text:p>
            <text:p text:style-name="P9"><text:span text:style-name="T19"><text:s text:c="16"/></text:span><text:span text:style-name="T21">&lt;</text:span><text:span text:style-name="T19">/Cartao&gt;</text:span></text:p>
            <text:p text:style-name="P9"><text:span text:style-name="T19"><text:s text:c="12"/></text:span><text:span text:style-name="T19">}</text:span></text:p>
            <text:p text:style-name="P9"><text:span text:style-name="T19"><text:s text:c="8"/></text:span><text:span text:style-name="T21">/&gt;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4"/></text:span><text:span text:style-name="T19">render() {</text:span></text:p>
            <text:p text:style-name="P9"><text:span text:style-name="T19"><text:s text:c="8"/></text:span><text:span text:style-name="T18">return</text:span><text:span text:style-name="T19"> (</text:span></text:p>
            <text:p text:style-name="P9"><text:span text:style-name="T19"><text:s text:c="12"/></text:span><text:span text:style-name="T21">&lt;</text:span><text:span text:style-name="T19">View</text:span><text:span text:style-name="T21">&gt;</text:span></text:p>
            <text:p text:style-name="P9"><text:span text:style-name="T19"><text:s text:c="16"/></text:span><text:span text:style-name="T21">&lt;</text:span><text:span text:style-name="T19">Cartao</text:span><text:span text:style-name="T21">&gt;&lt;</text:span><text:span text:style-name="T19">Header titulo</text:span><text:span text:style-name="T21">=</text:span><text:span text:style-name="T20">"Sistema de Livros"</text:span><text:span text:style-name="T19"> </text:span><text:span text:style-name="T21">/&gt;&lt;</text:span><text:span text:style-name="T19">/Cartao&gt;</text:span></text:p>
            <text:p text:style-name="P9"><text:span text:style-name="T19"><text:s text:c="16"/></text:span><text:span text:style-name="T19">{</text:span><text:span text:style-name="T18">this</text:span><text:span text:style-name="T19">.renderConteudo()}</text:span></text:p>
            <text:p text:style-name="P9"><text:span text:style-name="T19"><text:s text:c="12"/></text:span><text:span text:style-name="T21">&lt;</text:span><text:span text:style-name="T19">/View&gt;</text:span></text:p>
            <text:p text:style-name="P9"><text:span text:style-name="T19"><text:s text:c="8"/></text:span><text:span text:style-name="T19">);</text:span></text:p>
            <text:p text:style-name="P9"><text:span text:style-name="T19"><text:s text:c="4"/></text:span><text:span text:style-name="T19">}</text:span></text:p>
            <text:p><text:span text:style-name="T19">}</text:span></text:p>
          </draw:text-box>
        </draw:frame>
        <draw:frame draw:style-name="gr8" draw:text-style-name="P6" draw:layer="layout" svg:width="11.229cm" svg:height="4.585cm" svg:x="14.771cm" svg:y="5.415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27">Continuação da renderConteudo. Nenhuma novidade…</text:span></text:p>
            <text:p><text:span text:style-name="T27"/></text:p>
            <text:p><text:span text:style-name="T27">Note que o link para chamar a página de edição passa como parâmetro o livro a ser editado.</text:span></text:p>
            <text:p><text:span text:style-name="T27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draw:style-name="gr10" draw:text-style-name="P8" draw:layer="layout" svg:width="13.668cm" svg:height="8.309cm" svg:x="0.732cm" svg:y="1.323cm">
          <draw:text-box>
            <text:p text:style-name="P12"><text:span text:style-name="T18">import</text:span><text:span text:style-name="T19"> React,{Component} from </text:span><text:span text:style-name="T20">'react'</text:span><text:span text:style-name="T19">;</text:span></text:p>
            <text:p text:style-name="P12"><text:span text:style-name="T18">import</text:span><text:span text:style-name="T19"> {View,Text,TextInput, StyleSheet} from </text:span><text:span text:style-name="T20">'react-native'</text:span><text:span text:style-name="T19">;</text:span></text:p>
            <text:p text:style-name="P12"><text:span text:style-name="T19"/></text:p>
            <text:p text:style-name="P12"><text:span text:style-name="T18">class</text:span><text:span text:style-name="T19"> </text:span><text:span text:style-name="T11">MeuLabelText</text:span><text:span text:style-name="T19"> </text:span><text:span text:style-name="T18">extends</text:span><text:span text:style-name="T19"> Component{</text:span></text:p>
            <text:p text:style-name="P12"><text:span text:style-name="T19"><text:s text:c="4"/></text:span><text:span text:style-name="T19">render(){</text:span></text:p>
            <text:p text:style-name="P12"><text:span text:style-name="T19"><text:s text:c="8"/></text:span><text:span text:style-name="T18">return</text:span><text:span text:style-name="T19">(</text:span></text:p>
            <text:p text:style-name="P12"><text:span text:style-name="T19"><text:s text:c="12"/></text:span><text:span text:style-name="T21">&lt;</text:span><text:span text:style-name="T19">View style</text:span><text:span text:style-name="T21">=</text:span><text:span text:style-name="T19">{estilos.containerEstilo}</text:span><text:span text:style-name="T21">&gt;</text:span></text:p>
            <text:p text:style-name="P12"><text:span text:style-name="T19"><text:s text:c="16"/></text:span><text:span text:style-name="T21">&lt;</text:span><text:span text:style-name="T19">Text style</text:span><text:span text:style-name="T21">=</text:span><text:span text:style-name="T19">{estilos.labelEstilo}</text:span><text:span text:style-name="T21">&gt;</text:span><text:span text:style-name="T19">{</text:span><text:span text:style-name="T18">this</text:span><text:span text:style-name="T19">.props.label}</text:span><text:span text:style-name="T21">&lt;</text:span><text:span text:style-name="T19">/Text&gt;</text:span></text:p>
            <text:p text:style-name="P12"><text:span text:style-name="T19"><text:s text:c="16"/></text:span><text:span text:style-name="T21">&lt;</text:span><text:span text:style-name="T19">Text style</text:span><text:span text:style-name="T21">=</text:span><text:span text:style-name="T19">{estilos.textoEstilo}</text:span><text:span text:style-name="T21">&gt;</text:span><text:span text:style-name="T19">{</text:span><text:span text:style-name="T18">this</text:span><text:span text:style-name="T19">.props.texto}</text:span><text:span text:style-name="T21">&lt;</text:span><text:span text:style-name="T19">/Text&gt;</text:span></text:p>
            <text:p text:style-name="P12"><text:span text:style-name="T19"><text:s text:c="12"/></text:span><text:span text:style-name="T21">&lt;</text:span><text:span text:style-name="T19">/View&gt;</text:span></text:p>
            <text:p text:style-name="P12"><text:span text:style-name="T19"><text:s text:c="8"/></text:span><text:span text:style-name="T19">);</text:span></text:p>
            <text:p text:style-name="P12"><text:span text:style-name="T19"><text:s text:c="4"/></text:span><text:span text:style-name="T19">}</text:span></text:p>
            <text:p text:style-name="P12"><text:span text:style-name="T19">}</text:span></text:p>
            <text:p text:style-name="P12"><text:span text:style-name="T19"/></text:p>
            <text:p text:style-name="P12"><text:span text:style-name="T28"/></text:p>
          </draw:text-box>
        </draw:frame>
        <draw:frame draw:style-name="gr11" draw:text-style-name="P8" draw:layer="layout" svg:width="11.343cm" svg:height="11.627cm" svg:x="15.657cm" svg:y="1.6cm">
          <draw:text-box>
            <text:p text:style-name="P13"><text:span text:style-name="T18">const</text:span><text:span text:style-name="T19"> estilos </text:span><text:span text:style-name="T21">=</text:span><text:span text:style-name="T19"> StyleSheet.create({</text:span></text:p>
            <text:p text:style-name="P13"><text:span text:style-name="T19"><text:s text:c="4"/></text:span><text:span text:style-name="T19">containerEstilo</text:span><text:span text:style-name="T21">:</text:span><text:span text:style-name="T19">{</text:span></text:p>
            <text:p text:style-name="P13"><text:span text:style-name="T19"><text:s text:c="8"/></text:span><text:span text:style-name="T19">flex</text:span><text:span text:style-name="T21">:1</text:span><text:span text:style-name="T19">,</text:span></text:p>
            <text:p text:style-name="P13"><text:span text:style-name="T19"><text:s text:c="8"/></text:span><text:span text:style-name="T19">flexDirection</text:span><text:span text:style-name="T21">:</text:span><text:span text:style-name="T20">"row"</text:span><text:span text:style-name="T19">,</text:span></text:p>
            <text:p text:style-name="P13"><text:span text:style-name="T19"><text:s text:c="8"/></text:span><text:span text:style-name="T19">alignItems</text:span><text:span text:style-name="T21">:</text:span><text:span text:style-name="T20">"center"</text:span><text:span text:style-name="T19">,</text:span></text:p>
            <text:p text:style-name="P13"><text:span text:style-name="T19"><text:s text:c="8"/></text:span><text:span text:style-name="T19">height</text:span><text:span text:style-name="T21">:40</text:span></text:p>
            <text:p text:style-name="P13"><text:span text:style-name="T19"><text:s text:c="4"/></text:span><text:span text:style-name="T19">},</text:span></text:p>
            <text:p text:style-name="P13"><text:span text:style-name="T19"><text:s text:c="4"/></text:span><text:span text:style-name="T19">labelEstilo</text:span><text:span text:style-name="T21">:</text:span><text:span text:style-name="T19">{</text:span></text:p>
            <text:p text:style-name="P13"><text:span text:style-name="T19"><text:s text:c="8"/></text:span><text:span text:style-name="T19">fontSize</text:span><text:span text:style-name="T21">:18</text:span><text:span text:style-name="T19">,</text:span></text:p>
            <text:p text:style-name="P13"><text:span text:style-name="T19"><text:s text:c="8"/></text:span><text:span text:style-name="T19">paddingLeft</text:span><text:span text:style-name="T21">:10</text:span><text:span text:style-name="T19">,</text:span></text:p>
            <text:p text:style-name="P13"><text:span text:style-name="T19"><text:s text:c="8"/></text:span><text:span text:style-name="T19">flex</text:span><text:span text:style-name="T21">:1</text:span><text:span text:style-name="T19">,</text:span></text:p>
            <text:p text:style-name="P13"><text:span text:style-name="T19"><text:s text:c="8"/></text:span><text:span text:style-name="T19">fontWeight</text:span><text:span text:style-name="T21">:</text:span><text:span text:style-name="T20">"bold"</text:span></text:p>
            <text:p text:style-name="P13"><text:span text:style-name="T19"><text:s text:c="4"/></text:span><text:span text:style-name="T19">},</text:span></text:p>
            <text:p text:style-name="P13"><text:span text:style-name="T19"><text:s text:c="4"/></text:span><text:span text:style-name="T19">textoEstilo</text:span><text:span text:style-name="T21">:</text:span><text:span text:style-name="T19">{</text:span></text:p>
            <text:p text:style-name="P13"><text:span text:style-name="T19"><text:s text:c="8"/></text:span><text:span text:style-name="T19">color</text:span><text:span text:style-name="T21">:</text:span><text:span text:style-name="T20">'#000'</text:span><text:span text:style-name="T19">,</text:span></text:p>
            <text:p text:style-name="P13"><text:span text:style-name="T19"><text:s text:c="8"/></text:span><text:span text:style-name="T19">paddingRight</text:span><text:span text:style-name="T21">:5</text:span><text:span text:style-name="T19">,</text:span></text:p>
            <text:p text:style-name="P13"><text:span text:style-name="T19"><text:s text:c="8"/></text:span><text:span text:style-name="T19">paddingLeft</text:span><text:span text:style-name="T21">:5</text:span><text:span text:style-name="T19">,</text:span></text:p>
            <text:p text:style-name="P13"><text:span text:style-name="T19"><text:s text:c="8"/></text:span><text:span text:style-name="T19">fontSize</text:span><text:span text:style-name="T21">:18</text:span><text:span text:style-name="T19">,</text:span></text:p>
            <text:p text:style-name="P13"><text:span text:style-name="T19"><text:s text:c="8"/></text:span><text:span text:style-name="T19">lineHeight</text:span><text:span text:style-name="T21">:23</text:span><text:span text:style-name="T19">,</text:span></text:p>
            <text:p text:style-name="P13"><text:span text:style-name="T19"><text:s text:c="8"/></text:span><text:span text:style-name="T19">flex</text:span><text:span text:style-name="T21">:4</text:span></text:p>
            <text:p text:style-name="P13"><text:span text:style-name="T19"><text:s text:c="4"/></text:span><text:span text:style-name="T19">}</text:span></text:p>
            <text:p text:style-name="P13"><text:span text:style-name="T19">})</text:span></text:p>
            <text:p text:style-name="P13"><text:span text:style-name="T19"/></text:p>
            <text:p text:style-name="P12"><text:span text:style-name="T18">export</text:span><text:span text:style-name="T19"> {MeuLabelText}</text:span></text:p>
          </draw:text-box>
        </draw:frame>
        <draw:frame draw:style-name="gr8" draw:text-style-name="P6" draw:layer="layout" svg:width="11.229cm" svg:height="4.585cm" svg:x="1.171cm" svg:y="8.615cm">
          <draw:text-box>
            <text:p><text:span text:style-name="T11">MeuLabelText</text:span><text:span text:style-name="T16">.js</text:span></text:p>
            <text:p><text:span text:style-name="T16"/></text:p>
            <text:p><text:span text:style-name="T27">Praticamente o mesmo código de </text:span><text:span text:style-name="T26">MeuInputText</text:span><text:span text:style-name="T27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draw:style-name="gr12" draw:text-style-name="P8" draw:layer="layout" svg:width="25.276cm" svg:height="10.205cm" svg:x="1.21cm" svg:y="1.745cm">
          <draw:text-box>
            <text:p text:style-name="P12"><text:span text:style-name="T18">import</text:span><text:span text:style-name="T19"> React, { Component } from </text:span><text:span text:style-name="T20">'react'</text:span><text:span text:style-name="T19">;</text:span></text:p>
            <text:p text:style-name="P12"><text:span text:style-name="T18">import</text:span><text:span text:style-name="T19"> { View, Text } from </text:span><text:span text:style-name="T20">'react-native'</text:span><text:span text:style-name="T19">;</text:span></text:p>
            <text:p text:style-name="P12"><text:span text:style-name="T19"/></text:p>
            <text:p text:style-name="P12"><text:span text:style-name="T18">import</text:span><text:span text:style-name="T19"> { MeuSpinner, Cartao, CartaoItem, MeuInput, Header, MeuBotao } from </text:span><text:span text:style-name="T20">'./commons'</text:span></text:p>
            <text:p text:style-name="P12"><text:span text:style-name="T19"/></text:p>
            <text:p text:style-name="P12"><text:span text:style-name="T18">import</text:span><text:span text:style-name="T19"> </text:span><text:span text:style-name="T21">*</text:span><text:span text:style-name="T19"> as firebase from </text:span><text:span text:style-name="T20">'firebase'</text:span><text:span text:style-name="T19">;</text:span></text:p>
            <text:p text:style-name="P12"><text:span text:style-name="T18">import</text:span><text:span text:style-name="T19"> </text:span><text:span text:style-name="T20">'firebase/firestore'</text:span><text:span text:style-name="T19">;</text:span></text:p>
            <text:p text:style-name="P12"><text:span text:style-name="T19"/></text:p>
            <text:p text:style-name="P12"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</text:span><text:span text:style-name="T11">LivroEditarScreen</text:span><text:span text:style-name="T19"> </text:span><text:span text:style-name="T18">extends</text:span><text:span text:style-name="T19"> Component {</text:span></text:p>
            <text:p text:style-name="P12"><text:span text:style-name="T19"/></text:p>
            <text:p text:style-name="P12"><text:span text:style-name="T19"><text:s text:c="4"/></text:span><text:span text:style-name="T18">static</text:span><text:span text:style-name="T19"> navigationOptions </text:span><text:span text:style-name="T21">=</text:span><text:span text:style-name="T19"> {</text:span></text:p>
            <text:p text:style-name="P12"><text:span text:style-name="T19"><text:s text:c="8"/></text:span><text:span text:style-name="T19">title</text:span><text:span text:style-name="T21">:</text:span><text:span text:style-name="T19"> </text:span><text:span text:style-name="T20">"Editar Livro"</text:span></text:p>
            <text:p text:style-name="P12"><text:span text:style-name="T19"><text:s text:c="4"/></text:span><text:span text:style-name="T19">};</text:span></text:p>
            <text:p text:style-name="P12"><text:span text:style-name="T19"/></text:p>
            <text:p text:style-name="P12"><text:span text:style-name="T19"><text:s text:c="4"/></text:span><text:span text:style-name="T19">constructor(props) {</text:span></text:p>
            <text:p text:style-name="P12"><text:span text:style-name="T19"><text:s text:c="8"/></text:span><text:span text:style-name="T18">super</text:span><text:span text:style-name="T19">(props);</text:span></text:p>
            <text:p text:style-name="P12"><text:span text:style-name="T19"><text:s text:c="8"/></text:span><text:span text:style-name="T18">const</text:span><text:span text:style-name="T19"> livro </text:span><text:span text:style-name="T21">=</text:span><text:span text:style-name="T19"> </text:span><text:span text:style-name="T18">this</text:span><text:span text:style-name="T19">.props.navigation.getParam(</text:span><text:span text:style-name="T20">"livro"</text:span><text:span text:style-name="T19">, </text:span><text:span text:style-name="T18">null</text:span><text:span text:style-name="T19">);</text:span></text:p>
            <text:p text:style-name="P12"><text:span text:style-name="T19"><text:s text:c="8"/></text:span><text:span text:style-name="T18">this</text:span><text:span text:style-name="T19">.state </text:span><text:span text:style-name="T21">=</text:span><text:span text:style-name="T19"> { loading</text:span><text:span text:style-name="T21">:</text:span><text:span text:style-name="T19"> </text:span><text:span text:style-name="T18">false</text:span><text:span text:style-name="T19">, titulo</text:span><text:span text:style-name="T21">:</text:span><text:span text:style-name="T19"> livro.titulo, autor</text:span><text:span text:style-name="T21">:</text:span><text:span text:style-name="T19"> livro.autor, preco</text:span><text:span text:style-name="T21">:</text:span><text:span text:style-name="T19"> livro.preco, key</text:span><text:span text:style-name="T21">:</text:span><text:span text:style-name="T19">livro.key }</text:span></text:p>
            <text:p text:style-name="P12"><text:span text:style-name="T19"><text:s text:c="4"/></text:span><text:span text:style-name="T19">}</text:span></text:p>
            <text:p text:style-name="P12"><text:span text:style-name="T19"/></text:p>
            <text:p text:style-name="P12"><text:span text:style-name="T19"><text:s text:c="4"/></text:span></text:p>
          </draw:text-box>
        </draw:frame>
        <draw:frame draw:style-name="gr8" draw:text-style-name="P6" draw:layer="layout" svg:width="11.229cm" svg:height="4.585cm" svg:x="14.4cm" svg:y="4.415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5">Recebe em seu construtor o livro passado como parâmetro pela página de listar. Depois, inicializa o sta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draw:style-name="gr13" draw:text-style-name="P14" draw:layer="layout" svg:width="18.843cm" svg:height="13.049cm" svg:x="0.957cm" svg:y="1.323cm">
          <draw:text-box>
            <text:p text:style-name="P13"><text:span text:style-name="T19"><text:s text:c="3"/></text:span><text:span text:style-name="T19">updateLivro(){</text:span></text:p>
            <text:p text:style-name="P13"><text:span text:style-name="T19"><text:s text:c="8"/></text:span><text:span text:style-name="T18">this</text:span><text:span text:style-name="T19">.setState({loading</text:span><text:span text:style-name="T21">:</text:span><text:span text:style-name="T18">true</text:span><text:span text:style-name="T19">});</text:span></text:p>
            <text:p text:style-name="P13"><text:span text:style-name="T19"><text:s text:c="8"/></text:span><text:span text:style-name="T19">firebase.firestore().collection(</text:span><text:span text:style-name="T20">'livros'</text:span><text:span text:style-name="T19">).doc(</text:span><text:span text:style-name="T18">this</text:span><text:span text:style-name="T19">.state.key)</text:span></text:p>
            <text:p text:style-name="P13"><text:span text:style-name="T19"><text:s text:c="8"/></text:span><text:span text:style-name="T19">.set({</text:span></text:p>
            <text:p text:style-name="P13"><text:span text:style-name="T19"><text:s text:c="12"/></text:span><text:span text:style-name="T19">titulo</text:span><text:span text:style-name="T21">:</text:span><text:span text:style-name="T19"> </text:span><text:span text:style-name="T18">this</text:span><text:span text:style-name="T19">.state.titulo,</text:span></text:p>
            <text:p text:style-name="P13"><text:span text:style-name="T19"><text:s text:c="12"/></text:span><text:span text:style-name="T19">autor</text:span><text:span text:style-name="T21">:</text:span><text:span text:style-name="T19"> </text:span><text:span text:style-name="T18">this</text:span><text:span text:style-name="T19">.state.autor, </text:span></text:p>
            <text:p text:style-name="P13"><text:span text:style-name="T19"><text:s text:c="12"/></text:span><text:span text:style-name="T19">preco</text:span><text:span text:style-name="T21">:</text:span><text:span text:style-name="T19"> </text:span><text:span text:style-name="T18">this</text:span><text:span text:style-name="T19">.state.preco</text:span></text:p>
            <text:p text:style-name="P13"><text:span text:style-name="T19"><text:s text:c="8"/></text:span><text:span text:style-name="T19">})</text:span></text:p>
            <text:p text:style-name="P13"><text:span text:style-name="T19"><text:s text:c="8"/></text:span><text:span text:style-name="T19">.then(()=&gt;{</text:span></text:p>
            <text:p text:style-name="P13"><text:span text:style-name="T19"><text:s text:c="12"/></text:span><text:span text:style-name="T18">this</text:span><text:span text:style-name="T19">.setState({loading</text:span><text:span text:style-name="T21">:</text:span><text:span text:style-name="T18">false</text:span><text:span text:style-name="T19">});</text:span></text:p>
            <text:p text:style-name="P13"><text:span text:style-name="T19"><text:s text:c="8"/></text:span><text:span text:style-name="T19">})</text:span></text:p>
            <text:p text:style-name="P13"><text:span text:style-name="T19"><text:s text:c="8"/></text:span><text:span text:style-name="T19">.</text:span><text:span text:style-name="T18">catch</text:span><text:span text:style-name="T19">(()=&gt;{</text:span></text:p>
            <text:p text:style-name="P13"><text:span text:style-name="T19"><text:s text:c="12"/></text:span><text:span text:style-name="T18">this</text:span><text:span text:style-name="T19">.setState({loading</text:span><text:span text:style-name="T21">:</text:span><text:span text:style-name="T18">false</text:span><text:span text:style-name="T19">});</text:span></text:p>
            <text:p text:style-name="P13"><text:span text:style-name="T19"><text:s text:c="8"/></text:span><text:span text:style-name="T19">});</text:span></text:p>
            <text:p text:style-name="P13"><text:span text:style-name="T19"><text:s text:c="4"/></text:span><text:span text:style-name="T19">}</text:span></text:p>
            <text:p text:style-name="P13"><text:span text:style-name="T19"/></text:p>
            <text:p text:style-name="P13"><text:span text:style-name="T19"><text:s text:c="4"/></text:span><text:span text:style-name="T19">renderBotao(){</text:span></text:p>
            <text:p text:style-name="P13"><text:span text:style-name="T19"><text:s text:c="8"/></text:span><text:span text:style-name="T18">if</text:span><text:span text:style-name="T19">(</text:span><text:span text:style-name="T18">this</text:span><text:span text:style-name="T19">.state.loading){</text:span></text:p>
            <text:p text:style-name="P13"><text:span text:style-name="T19"><text:s text:c="12"/></text:span><text:span text:style-name="T18">return</text:span><text:span text:style-name="T19"> </text:span><text:span text:style-name="T21">&lt;</text:span><text:span text:style-name="T19">MeuSpinner</text:span><text:span text:style-name="T21">/&gt;</text:span></text:p>
            <text:p text:style-name="P13"><text:span text:style-name="T19"><text:s text:c="8"/></text:span><text:span text:style-name="T19">}</text:span></text:p>
            <text:p text:style-name="P13"><text:span text:style-name="T19"><text:s text:c="8"/></text:span><text:span text:style-name="T18">return</text:span><text:span text:style-name="T19"> </text:span><text:span text:style-name="T21">&lt;</text:span><text:span text:style-name="T19">MeuBotao onPress</text:span><text:span text:style-name="T21">=</text:span><text:span text:style-name="T19">{()=&gt;</text:span><text:span text:style-name="T18">this</text:span><text:span text:style-name="T19">.updateLivro()}</text:span><text:span text:style-name="T21">&gt;</text:span><text:span text:style-name="T19">Atualizar</text:span><text:span text:style-name="T21">&lt;</text:span><text:span text:style-name="T19">/MeuBotao&gt;</text:span></text:p>
            <text:p text:style-name="P13"><text:span text:style-name="T19"><text:s text:c="4"/></text:span><text:span text:style-name="T19">}</text:span></text:p>
            <text:p text:style-name="P13"><text:span text:style-name="T19"/></text:p>
            <text:p text:style-name="P13"><text:span text:style-name="T19"><text:s text:c="4"/></text:span></text:p>
          </draw:text-box>
        </draw:frame>
        <draw:frame draw:style-name="gr8" draw:text-style-name="P6" draw:layer="layout" svg:width="11.229cm" svg:height="4.585cm" svg:x="14.401cm" svg:y="4.416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5">Lê os dados de state e chama o método “set”, para realizar um update. Uma promessa.</text:span></text:p>
            <text:p><text:span text:style-name="T25"/></text:p>
            <text:p><text:span text:style-name="T25">renderBotao decide se renderiza o botão ou um spinn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draw:style-name="gr14" draw:text-style-name="P14" draw:layer="layout" svg:width="24.6cm" svg:height="12.575cm" svg:x="0.8cm" svg:y="2.4cm">
          <draw:text-box>
            <text:p text:style-name="P13"><text:span text:style-name="T19">render() {</text:span></text:p>
            <text:p text:style-name="P13"><text:span text:style-name="T19"><text:s text:c="8"/></text:span></text:p>
            <text:p text:style-name="P13"><text:span text:style-name="T19"><text:s text:c="8"/></text:span><text:span text:style-name="T18">return</text:span><text:span text:style-name="T19"> (</text:span></text:p>
            <text:p text:style-name="P13"><text:span text:style-name="T19"><text:s text:c="12"/></text:span><text:span text:style-name="T21">&lt;</text:span><text:span text:style-name="T19">View</text:span><text:span text:style-name="T21">&gt;</text:span></text:p>
            <text:p text:style-name="P13"><text:span text:style-name="T19"><text:s text:c="16"/></text:span><text:span text:style-name="T21">&lt;</text:span><text:span text:style-name="T19">Cartao</text:span><text:span text:style-name="T21">&gt;</text:span></text:p>
            <text:p text:style-name="P13"><text:span text:style-name="T19"><text:s text:c="20"/></text:span><text:span text:style-name="T21">&lt;</text:span><text:span text:style-name="T19">Header titulo</text:span><text:span text:style-name="T21">=</text:span><text:span text:style-name="T20">"Sistema de Livros"</text:span><text:span text:style-name="T19"> </text:span><text:span text:style-name="T21">/&gt;</text:span></text:p>
            <text:p text:style-name="P13"><text:span text:style-name="T19"><text:s text:c="20"/></text:span><text:span text:style-name="T21">&lt;</text:span><text:span text:style-name="T19">CartaoItem</text:span><text:span text:style-name="T21">&gt;</text:span></text:p>
            <text:p text:style-name="P13"><text:span text:style-name="T19"><text:s text:c="24"/></text:span><text:span text:style-name="T21">&lt;</text:span><text:span text:style-name="T19">MeuInput label</text:span><text:span text:style-name="T21">=</text:span><text:span text:style-name="T20">"Título"</text:span><text:span text:style-name="T19"> value</text:span><text:span text:style-name="T21">=</text:span><text:span text:style-name="T19">{</text:span><text:span text:style-name="T18">this</text:span><text:span text:style-name="T19">.state.titulo} onChangeText</text:span><text:span text:style-name="T21">=</text:span><text:span text:style-name="T19">{(titulo) =&gt; </text:span><text:span text:style-name="T18">this</text:span><text:span text:style-name="T19">.setState({ titulo })} </text:span><text:span text:style-name="T21">/&gt;</text:span></text:p>
            <text:p text:style-name="P13"><text:span text:style-name="T19"><text:s text:c="20"/></text:span><text:span text:style-name="T21">&lt;</text:span><text:span text:style-name="T19">/CartaoItem&gt;</text:span></text:p>
            <text:p text:style-name="P13"><text:span text:style-name="T19"><text:s text:c="20"/></text:span><text:span text:style-name="T21">&lt;</text:span><text:span text:style-name="T19">CartaoItem</text:span><text:span text:style-name="T21">&gt;</text:span></text:p>
            <text:p text:style-name="P13"><text:span text:style-name="T19"><text:s text:c="24"/></text:span><text:span text:style-name="T21">&lt;</text:span><text:span text:style-name="T19">MeuInput label</text:span><text:span text:style-name="T21">=</text:span><text:span text:style-name="T20">"Autor"</text:span><text:span text:style-name="T19"> value</text:span><text:span text:style-name="T21">=</text:span><text:span text:style-name="T19">{</text:span><text:span text:style-name="T18">this</text:span><text:span text:style-name="T19">.state.autor} onChangeText</text:span><text:span text:style-name="T21">=</text:span><text:span text:style-name="T19">{(autor) =&gt; </text:span><text:span text:style-name="T18">this</text:span><text:span text:style-name="T19">.setState({ autor })} </text:span><text:span text:style-name="T21">/&gt;</text:span></text:p>
            <text:p text:style-name="P13"><text:span text:style-name="T19"><text:s text:c="20"/></text:span><text:span text:style-name="T21">&lt;</text:span><text:span text:style-name="T19">/CartaoItem&gt;</text:span></text:p>
            <text:p text:style-name="P13"><text:span text:style-name="T19"><text:s text:c="20"/></text:span><text:span text:style-name="T21">&lt;</text:span><text:span text:style-name="T19">CartaoItem</text:span><text:span text:style-name="T21">&gt;</text:span></text:p>
            <text:p text:style-name="P13"><text:span text:style-name="T19"><text:s text:c="24"/></text:span><text:span text:style-name="T21">&lt;</text:span><text:span text:style-name="T19">MeuInput label</text:span><text:span text:style-name="T21">=</text:span><text:span text:style-name="T20">"Preço"</text:span><text:span text:style-name="T19"> value</text:span><text:span text:style-name="T21">=</text:span><text:span text:style-name="T19">{</text:span><text:span text:style-name="T18">this</text:span><text:span text:style-name="T19">.state.preco </text:span><text:span text:style-name="T21">+</text:span><text:span text:style-name="T19"> </text:span><text:span text:style-name="T20">""</text:span><text:span text:style-name="T19">} onChangeText</text:span><text:span text:style-name="T21">=</text:span><text:span text:style-name="T19">{(preco) =&gt; </text:span><text:span text:style-name="T18">this</text:span><text:span text:style-name="T19">.setState({ preco })} </text:span><text:span text:style-name="T21">/&gt;</text:span></text:p>
            <text:p text:style-name="P13"><text:span text:style-name="T19"><text:s text:c="20"/></text:span><text:span text:style-name="T21">&lt;</text:span><text:span text:style-name="T19">/CartaoItem&gt;</text:span></text:p>
            <text:p text:style-name="P13"><text:span text:style-name="T19"><text:s text:c="20"/></text:span><text:span text:style-name="T21">&lt;</text:span><text:span text:style-name="T19">CartaoItem</text:span><text:span text:style-name="T21">&gt;</text:span></text:p>
            <text:p text:style-name="P13"><text:span text:style-name="T19"><text:s text:c="24"/></text:span><text:span text:style-name="T19">{</text:span><text:span text:style-name="T18">this</text:span><text:span text:style-name="T19">.renderBotao()}</text:span></text:p>
            <text:p text:style-name="P13"><text:span text:style-name="T19"><text:s text:c="20"/></text:span><text:span text:style-name="T21">&lt;</text:span><text:span text:style-name="T19">/CartaoItem&gt;</text:span></text:p>
            <text:p text:style-name="P13"><text:span text:style-name="T19"><text:s text:c="16"/></text:span><text:span text:style-name="T21">&lt;</text:span><text:span text:style-name="T19">/Cartao&gt;</text:span></text:p>
            <text:p text:style-name="P13"><text:span text:style-name="T19"><text:s text:c="12"/></text:span><text:span text:style-name="T21">&lt;</text:span><text:span text:style-name="T19">/View&gt;</text:span></text:p>
            <text:p text:style-name="P13"><text:span text:style-name="T19"><text:s text:c="8"/></text:span><text:span text:style-name="T19">);</text:span></text:p>
            <text:p text:style-name="P13"><text:span text:style-name="T19"><text:s text:c="4"/></text:span><text:span text:style-name="T19">}</text:span></text:p>
            <text:p text:style-name="P12"><text:span text:style-name="T19">}</text:span></text:p>
          </draw:text-box>
        </draw:frame>
        <draw:frame draw:style-name="gr15" draw:text-style-name="P6" draw:layer="layout" svg:width="11.229cm" svg:height="3.071cm" svg:x="10.602cm" svg:y="10.808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5">Lê os dados e coloca no state, usando o setState. Um pequeno problema no preço para o value inici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draw:style-name="gr16" draw:text-style-name="P8" draw:layer="layout" svg:width="14.496cm" svg:height="10.205cm" svg:x="0.676cm" svg:y="1.239cm">
          <draw:text-box>
            <text:p text:style-name="P12"><text:span text:style-name="T18">import</text:span><text:span text:style-name="T19"> React, {Component} from </text:span><text:span text:style-name="T20">'react'</text:span><text:span text:style-name="T19">;</text:span></text:p>
            <text:p text:style-name="P12"><text:span text:style-name="T18">import</text:span><text:span text:style-name="T19"> {View,Text} from </text:span><text:span text:style-name="T20">'react-native'</text:span><text:span text:style-name="T19">;</text:span></text:p>
            <text:p text:style-name="P12"><text:span text:style-name="T19"/></text:p>
            <text:p text:style-name="P12"><text:span text:style-name="T18">import</text:span><text:span text:style-name="T19"> {Cartao,CartaoItem,MeuSpinner,MeuInput, MeuBotao, Header} from </text:span><text:span text:style-name="T20">'./commons'</text:span><text:span text:style-name="T19">;</text:span></text:p>
            <text:p text:style-name="P12"><text:span text:style-name="T19"/></text:p>
            <text:p text:style-name="P12"><text:span text:style-name="T18">import</text:span><text:span text:style-name="T19"> </text:span><text:span text:style-name="T21">*</text:span><text:span text:style-name="T19"> as firebase from </text:span><text:span text:style-name="T20">'firebase'</text:span><text:span text:style-name="T19">;</text:span></text:p>
            <text:p text:style-name="P12"><text:span text:style-name="T18">import</text:span><text:span text:style-name="T19"> </text:span><text:span text:style-name="T20">'firebase/firestore'</text:span><text:span text:style-name="T19">;</text:span></text:p>
            <text:p text:style-name="P12"><text:span text:style-name="T19"/></text:p>
            <text:p text:style-name="P12"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</text:span><text:span text:style-name="T11">LivroAddScreen</text:span><text:span text:style-name="T19"> </text:span><text:span text:style-name="T18">extends</text:span><text:span text:style-name="T19"> Component{</text:span></text:p>
            <text:p text:style-name="P12"><text:span text:style-name="T19"/></text:p>
            <text:p text:style-name="P12"><text:span text:style-name="T19"><text:s text:c="4"/></text:span><text:span text:style-name="T18">static</text:span><text:span text:style-name="T19"> navigationOptions </text:span><text:span text:style-name="T21">=</text:span><text:span text:style-name="T19"> {</text:span></text:p>
            <text:p text:style-name="P12"><text:span text:style-name="T19"><text:s text:c="8"/></text:span><text:span text:style-name="T19">title</text:span><text:span text:style-name="T21">:</text:span><text:span text:style-name="T19"> </text:span><text:span text:style-name="T20">"Adicionar Livro"</text:span></text:p>
            <text:p text:style-name="P12"><text:span text:style-name="T19"><text:s text:c="4"/></text:span><text:span text:style-name="T19">};</text:span></text:p>
            <text:p text:style-name="P12"><text:span text:style-name="T19"/></text:p>
            <text:p text:style-name="P12"><text:span text:style-name="T19"><text:s text:c="4"/></text:span><text:span text:style-name="T19">constructor(props){</text:span></text:p>
            <text:p text:style-name="P12"><text:span text:style-name="T19"><text:s text:c="8"/></text:span><text:span text:style-name="T18">super</text:span><text:span text:style-name="T19">(props);</text:span></text:p>
            <text:p text:style-name="P12"><text:span text:style-name="T19"><text:s text:c="8"/></text:span><text:span text:style-name="T18">this</text:span><text:span text:style-name="T19">.state </text:span><text:span text:style-name="T21">=</text:span><text:span text:style-name="T19"> {loading</text:span><text:span text:style-name="T21">:</text:span><text:span text:style-name="T18">false</text:span><text:span text:style-name="T19">,titulo</text:span><text:span text:style-name="T21">:</text:span><text:span text:style-name="T20">""</text:span><text:span text:style-name="T19">,autor</text:span><text:span text:style-name="T21">:</text:span><text:span text:style-name="T20">""</text:span><text:span text:style-name="T19">,preco</text:span><text:span text:style-name="T21">:0</text:span><text:span text:style-name="T19">}</text:span></text:p>
            <text:p text:style-name="P12"><text:span text:style-name="T19"><text:s text:c="4"/></text:span><text:span text:style-name="T19">}</text:span></text:p>
            <text:p text:style-name="P12"><text:span text:style-name="T19"/></text:p>
            <text:p text:style-name="P12"><text:span text:style-name="T19"><text:s text:c="4"/></text:span></text:p>
          </draw:text-box>
        </draw:frame>
        <draw:frame draw:style-name="gr16" draw:text-style-name="P8" draw:layer="layout" svg:width="13.792cm" svg:height="9.731cm" svg:x="13.596cm" svg:y="3.857cm">
          <draw:text-box>
            <text:p text:style-name="P13"><text:span text:style-name="T19"><text:s text:c="4"/></text:span><text:span text:style-name="T19">adicionarLivro(){</text:span></text:p>
            <text:p text:style-name="P13"><text:span text:style-name="T19"><text:s text:c="8"/></text:span><text:span text:style-name="T18">this</text:span><text:span text:style-name="T19">.setState({loading</text:span><text:span text:style-name="T21">:</text:span><text:span text:style-name="T18">true</text:span><text:span text:style-name="T19">});</text:span></text:p>
            <text:p text:style-name="P13"><text:span text:style-name="T19"><text:s text:c="8"/></text:span><text:span text:style-name="T19">firebase.firestore().collection(</text:span><text:span text:style-name="T20">'livros'</text:span><text:span text:style-name="T19">).add(</text:span></text:p>
            <text:p text:style-name="P13"><text:span text:style-name="T19"><text:s text:c="12"/></text:span><text:span text:style-name="T19">{</text:span></text:p>
            <text:p text:style-name="P13"><text:span text:style-name="T19"><text:s text:c="13"/></text:span><text:span text:style-name="T19">autor</text:span><text:span text:style-name="T21">:</text:span><text:span text:style-name="T18">this</text:span><text:span text:style-name="T19">.state.autor,</text:span></text:p>
            <text:p text:style-name="P13"><text:span text:style-name="T19"><text:s text:c="13"/></text:span><text:span text:style-name="T19">titulo</text:span><text:span text:style-name="T21">:</text:span><text:span text:style-name="T18">this</text:span><text:span text:style-name="T19">.state.titulo,</text:span></text:p>
            <text:p text:style-name="P13"><text:span text:style-name="T19"><text:s text:c="13"/></text:span><text:span text:style-name="T19">preco</text:span><text:span text:style-name="T21">:</text:span><text:span text:style-name="T18">this</text:span><text:span text:style-name="T19">.state.preco,</text:span></text:p>
            <text:p text:style-name="P13"><text:span text:style-name="T19"><text:s text:c="13"/></text:span><text:span text:style-name="T19">imagem</text:span><text:span text:style-name="T21">:</text:span><text:span text:style-name="T20">"imagem.png"</text:span></text:p>
            <text:p text:style-name="P13"><text:span text:style-name="T19"><text:s text:c="12"/></text:span><text:span text:style-name="T19">}</text:span></text:p>
            <text:p text:style-name="P13"><text:span text:style-name="T19"><text:s text:c="8"/></text:span><text:span text:style-name="T19">)</text:span></text:p>
            <text:p text:style-name="P13"><text:span text:style-name="T19"><text:s text:c="8"/></text:span><text:span text:style-name="T19">.then(()=&gt;{</text:span></text:p>
            <text:p text:style-name="P13"><text:span text:style-name="T19"><text:s text:c="12"/></text:span><text:span text:style-name="T18">this</text:span><text:span text:style-name="T19">.setState({loading</text:span><text:span text:style-name="T21">:</text:span><text:span text:style-name="T18">false</text:span><text:span text:style-name="T19">})</text:span></text:p>
            <text:p text:style-name="P13"><text:span text:style-name="T19"><text:s text:c="12"/></text:span><text:span text:style-name="T18">this</text:span><text:span text:style-name="T19">.props.navigation.navigate(</text:span><text:span text:style-name="T20">"LivroListarScreen"</text:span><text:span text:style-name="T19">);</text:span></text:p>
            <text:p text:style-name="P13"><text:span text:style-name="T19"><text:s text:c="8"/></text:span><text:span text:style-name="T19">})</text:span></text:p>
            <text:p text:style-name="P13"><text:span text:style-name="T19"><text:s text:c="8"/></text:span><text:span text:style-name="T19">.</text:span><text:span text:style-name="T18">catch</text:span><text:span text:style-name="T19">(()=&gt;{</text:span></text:p>
            <text:p text:style-name="P13"><text:span text:style-name="T19"><text:s text:c="12"/></text:span><text:span text:style-name="T18">this</text:span><text:span text:style-name="T19">.setState({loading</text:span><text:span text:style-name="T21">:</text:span><text:span text:style-name="T18">false</text:span><text:span text:style-name="T19">})</text:span></text:p>
            <text:p text:style-name="P13"><text:span text:style-name="T19"><text:s text:c="8"/></text:span><text:span text:style-name="T19">})</text:span></text:p>
            <text:p text:style-name="P13"><text:span text:style-name="T19"><text:s text:c="4"/></text:span><text:span text:style-name="T19">}</text:span></text:p>
            <text:p text:style-name="P13"><text:span text:style-name="T19"/></text:p>
            <text:p text:style-name="P12"><text:span text:style-name="T19"><text:s text:c="4"/></text:span></text:p>
          </draw:text-box>
        </draw:frame>
        <draw:frame draw:style-name="gr15" draw:text-style-name="P6" draw:layer="layout" svg:width="11.229cm" svg:height="3.071cm" svg:x="1.652cm" svg:y="10.95cm">
          <draw:text-box>
            <text:p><text:span text:style-name="T11">LivroAddScreen</text:span><text:span text:style-name="T16">.js</text:span></text:p>
            <text:p><text:span text:style-name="T16"/></text:p>
            <text:p><text:span text:style-name="T25">Muito parecido com editar, só que agora iremos incluir um novo docu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draw:style-name="gr17" draw:text-style-name="P10" draw:layer="layout" svg:width="22.377cm" svg:height="12.071cm" svg:x="1.66cm" svg:y="1.605cm">
          <draw:text-box>
            <text:p text:style-name="P9"><text:span text:style-name="T7"><text:s text:c="4"/></text:span><text:span text:style-name="T7">renderBotao(){</text:span></text:p>
            <text:p text:style-name="P9"><text:span text:style-name="T7"><text:s text:c="8"/></text:span><text:span text:style-name="T6">if</text:span><text:span text:style-name="T7">(</text:span><text:span text:style-name="T6">this</text:span><text:span text:style-name="T7">.state.loading){</text:span></text:p>
            <text:p text:style-name="P9"><text:span text:style-name="T7"><text:s text:c="12"/></text:span><text:span text:style-name="T6">return</text:span><text:span text:style-name="T7"> </text:span><text:span text:style-name="T9">&lt;</text:span><text:span text:style-name="T7">MeuSpinner</text:span><text:span text:style-name="T9">/&gt;</text:span></text:p>
            <text:p text:style-name="P9"><text:span text:style-name="T7"><text:s text:c="8"/></text:span><text:span text:style-name="T7">}</text:span></text:p>
            <text:p text:style-name="P9"><text:span text:style-name="T7"><text:s text:c="8"/></text:span><text:span text:style-name="T6">return</text:span><text:span text:style-name="T7"> </text:span><text:span text:style-name="T9">&lt;</text:span><text:span text:style-name="T7">MeuBotao onPress</text:span><text:span text:style-name="T9">=</text:span><text:span text:style-name="T7">{()=&gt;</text:span><text:span text:style-name="T6">this</text:span><text:span text:style-name="T7">.adicionarLivro()}</text:span><text:span text:style-name="T9">&gt;</text:span><text:span text:style-name="T7">Adicionar</text:span><text:span text:style-name="T9">&lt;</text:span><text:span text:style-name="T7">/MeuBotao&gt;</text:span></text:p>
            <text:p text:style-name="P9"><text:span text:style-name="T7"><text:s text:c="4"/></text:span><text:span text:style-name="T7">}</text:span></text:p>
            <text:p text:style-name="P9"><text:span text:style-name="T7"/></text:p>
            <text:p text:style-name="P9"><text:span text:style-name="T7"><text:s text:c="4"/></text:span><text:span text:style-name="T7">render() {</text:span></text:p>
            <text:p text:style-name="P9"><text:span text:style-name="T7"><text:s text:c="8"/></text:span></text:p>
            <text:p text:style-name="P9"><text:span text:style-name="T7"><text:s text:c="8"/></text:span><text:span text:style-name="T6">return</text:span><text:span text:style-name="T7"> (</text:span></text:p>
            <text:p text:style-name="P9"><text:span text:style-name="T7"><text:s text:c="12"/></text:span><text:span text:style-name="T9">&lt;</text:span><text:span text:style-name="T7">View</text:span><text:span text:style-name="T9">&gt;</text:span></text:p>
            <text:p text:style-name="P9"><text:span text:style-name="T7"><text:s text:c="16"/></text:span><text:span text:style-name="T9">&lt;</text:span><text:span text:style-name="T7">Cartao</text:span><text:span text:style-name="T9">&gt;</text:span></text:p>
            <text:p text:style-name="P9"><text:span text:style-name="T7"><text:s text:c="20"/></text:span><text:span text:style-name="T9">&lt;</text:span><text:span text:style-name="T7">Header titulo</text:span><text:span text:style-name="T9">=</text:span><text:span text:style-name="T8">"Sistema de Livros"</text:span><text:span text:style-name="T7"> </text:span><text:span text:style-name="T9">/&gt;</text:span></text:p>
            <text:p text:style-name="P9"><text:span text:style-name="T7"><text:s text:c="20"/></text:span><text:span text:style-name="T9">&lt;</text:span><text:span text:style-name="T7">CartaoItem</text:span><text:span text:style-name="T9">&gt;</text:span></text:p>
            <text:p text:style-name="P9"><text:span text:style-name="T7"><text:s text:c="24"/></text:span><text:span text:style-name="T9">&lt;</text:span><text:span text:style-name="T7">MeuInput label</text:span><text:span text:style-name="T9">=</text:span><text:span text:style-name="T8">"Título"</text:span><text:span text:style-name="T7"> placeholder</text:span><text:span text:style-name="T9">=</text:span><text:span text:style-name="T8">"As Tranças do Rei Careca "</text:span><text:span text:style-name="T7"> onChangeText</text:span><text:span text:style-name="T9">=</text:span><text:span text:style-name="T7">{(titulo) =&gt; </text:span><text:span text:style-name="T6">this</text:span><text:span text:style-name="T7">.setState({ titulo })} </text:span><text:span text:style-name="T9">/&gt;</text:span></text:p>
            <text:p text:style-name="P9"><text:span text:style-name="T7"><text:s text:c="20"/></text:span><text:span text:style-name="T9">&lt;</text:span><text:span text:style-name="T7">/CartaoItem&gt;</text:span></text:p>
            <text:p text:style-name="P9"><text:span text:style-name="T7"><text:s text:c="20"/></text:span><text:span text:style-name="T9">&lt;</text:span><text:span text:style-name="T7">CartaoItem</text:span><text:span text:style-name="T9">&gt;</text:span></text:p>
            <text:p text:style-name="P9"><text:span text:style-name="T7"><text:s text:c="24"/></text:span><text:span text:style-name="T9">&lt;</text:span><text:span text:style-name="T7">MeuInput label</text:span><text:span text:style-name="T9">=</text:span><text:span text:style-name="T8">"Autor"</text:span><text:span text:style-name="T7"> placeholder</text:span><text:span text:style-name="T9">=</text:span><text:span text:style-name="T8">"Fulano de Tal"</text:span><text:span text:style-name="T7"> onChangeText</text:span><text:span text:style-name="T9">=</text:span><text:span text:style-name="T7">{(autor) =&gt; </text:span><text:span text:style-name="T6">this</text:span><text:span text:style-name="T7">.setState({ autor })} </text:span><text:span text:style-name="T9">/&gt;</text:span></text:p>
            <text:p text:style-name="P9"><text:span text:style-name="T7"><text:s text:c="20"/></text:span><text:span text:style-name="T9">&lt;</text:span><text:span text:style-name="T7">/CartaoItem&gt;</text:span></text:p>
            <text:p text:style-name="P9"><text:span text:style-name="T7"><text:s text:c="20"/></text:span><text:span text:style-name="T9">&lt;</text:span><text:span text:style-name="T7">CartaoItem</text:span><text:span text:style-name="T9">&gt;</text:span></text:p>
            <text:p text:style-name="P9"><text:span text:style-name="T7"><text:s text:c="24"/></text:span><text:span text:style-name="T9">&lt;</text:span><text:span text:style-name="T7">MeuInput label</text:span><text:span text:style-name="T9">=</text:span><text:span text:style-name="T8">"Preço"</text:span><text:span text:style-name="T7"> placeholder</text:span><text:span text:style-name="T9">=</text:span><text:span text:style-name="T8">"0.00"</text:span><text:span text:style-name="T7"> onChangeText</text:span><text:span text:style-name="T9">=</text:span><text:span text:style-name="T7">{(preco) =&gt; </text:span><text:span text:style-name="T6">this</text:span><text:span text:style-name="T7">.setState({ preco })} </text:span><text:span text:style-name="T9">/&gt;</text:span></text:p>
            <text:p text:style-name="P9"><text:span text:style-name="T7"><text:s text:c="20"/></text:span><text:span text:style-name="T9">&lt;</text:span><text:span text:style-name="T7">/CartaoItem&gt;</text:span></text:p>
            <text:p text:style-name="P9"><text:span text:style-name="T7"><text:s text:c="20"/></text:span><text:span text:style-name="T9">&lt;</text:span><text:span text:style-name="T7">CartaoItem</text:span><text:span text:style-name="T9">&gt;</text:span></text:p>
            <text:p text:style-name="P9"><text:span text:style-name="T7"><text:s text:c="24"/></text:span><text:span text:style-name="T7">{</text:span><text:span text:style-name="T6">this</text:span><text:span text:style-name="T7">.renderBotao()}</text:span></text:p>
            <text:p text:style-name="P9"><text:span text:style-name="T7"><text:s text:c="20"/></text:span><text:span text:style-name="T9">&lt;</text:span><text:span text:style-name="T7">/CartaoItem&gt;</text:span></text:p>
            <text:p text:style-name="P9"><text:span text:style-name="T7"><text:s text:c="16"/></text:span><text:span text:style-name="T9">&lt;</text:span><text:span text:style-name="T7">/Cartao&gt;</text:span></text:p>
            <text:p text:style-name="P9"><text:span text:style-name="T7"><text:s text:c="12"/></text:span><text:span text:style-name="T9">&lt;</text:span><text:span text:style-name="T7">/View&gt;</text:span></text:p>
            <text:p text:style-name="P9"><text:span text:style-name="T7"><text:s text:c="8"/></text:span><text:span text:style-name="T7">);</text:span></text:p>
            <text:p text:style-name="P9"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2DT7H43M</meta:editing-duration>
    <meta:editing-cycles>460</meta:editing-cycles>
    <meta:generator>LibreOffice/6.0.7.3$Linux_X86_64 LibreOffice_project/00m0$Build-3</meta:generator>
    <dc:title>Classy Red</dc:title>
    <meta:initial-creator>Jefferson de Carvalho Silva</meta:initial-creator>
    <dc:date>2019-10-31T11:46:37.359765318</dc:date>
    <dc:creator>Jefferson de Carvalho Silva</dc:creator>
    <meta:document-statistic meta:object-count="106"/>
  </office:meta>
</office:document-meta>
</file>